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deNewRoman Nerd Font" svg:font-family="'CodeNewRoman Nerd Font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deNewRoman Nerd Font" fo:font-weight="bold" style:font-weight-asian="bold" style:font-weight-complex="bold"/>
    </style:style>
    <style:style style:name="ce2" style:family="table-cell" style:parent-style-name="Default">
      <style:text-properties style:font-name="CodeNewRoman Nerd Font"/>
    </style:style>
  </office:automatic-styles>
  <office:body>
    <office:spreadsheet>
      <table:calculation-settings table:automatic-find-labels="false" table:use-regular-expressions="false" table:use-wildcards="true"/>
      <table:table table:name="cerfa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Sensible_NonSensibl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ibell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Canalisations de transport et canalisations minières contenant des hydrocarbures liquides ou liquéfié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Canalisations de transport et canalisations minières contenant des produits chimiques liquides ou gazeux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Canalisations de transport, de distribution et canalisations minières contenant des gaz combustible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analisations de transport ou de distribution de vapeur d’eau, d’eau surchauffée, d’eau chaude, d’eau glacée, et de tout fluide caloporteur ou frigorigène, et tuyauteries rattachées en raison de leur connexité à des installations classées pour la protection de l’environnement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ignes électriques et réseaux d’éclairage public autres qu’en très basse tension (&gt; 50 V en courant alternatif ou 120 V en courant continu) et autres que les lignes électriques aériennes à basse tension et à conducteurs isolé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Installations destinées à la circulation de véhicules de transport public ferroviaire ou guidé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analisations de transport de déchets par dispositif pneumatique sous pression ou par aspir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S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Installations souterraines de communications électroniques, <text:s/>lignes électriques et réseaux d’éclairage public autres que ceux définis à la ligne « EL » ci-dessu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S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Canalisations souterraines de prélèvement et de distribution d’eau destinée à la consommation humaine, à l’alimentation en eau industrielle ou à la protection contre l’incendie, en pression ou à écoulement libre, y compris les réservoirs d’eau, enterrés qui leur sont associé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S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Canalisations souterraines d’assainissement, contenant des eaux usées domestiques ou industrielles ou des eaux pluviales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Ouvrages considérés comme sensibles pour la sécurité (au sens du I de l’article R. 554-2 du code de l’environnemen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S</text:p>
          </table:table-cell>
          <table:table-cell office:value-type="string" calcext:value-type="string">
            <text:p>Autres ouvrages* (au sens du II de l’article R. 554-2 du code de l’environnement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rmi les « autres ouvrages », certains peuvent être spécifiés par leur exploitant comme « sensibles », soit lors de l’enregistrement de l’ouvrage sur le guichet unique, soit lors de la réponse à la DT. Les dispositions réglementaires relatives aux réseaux sensibles s’appliquent alors pleinement à ces ouvrag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rf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° 14435*02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parallèle 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deNewRoman Nerd Font" svg:font-family="'CodeNewRoman Nerd Font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2">00/00/0000</text:date>, <text:time style:data-style-name="N2" text:time-value="15:31:15.9389492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5:03:25.730626568</meta:creation-date>
    <dc:date>2019-07-02T12:03:18.532393483</dc:date>
    <meta:editing-duration>P4DT22H9M25S</meta:editing-duration>
    <meta:editing-cycles>2</meta:editing-cycles>
    <meta:generator>LibreOffice/6.2.4.2$Linux_X86_64 LibreOffice_project/20$Build-2</meta:generator>
    <meta:document-statistic meta:table-count="1" meta:cell-count="41" meta:object-count="0"/>
  </office:meta>
</office:document-meta>
</file>